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9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1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2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26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27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130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133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35" style:family="table-cell" style:parent-style-name="Default">
      <style:table-cell-properties fo:background-color="#b2b2b2"/>
    </style:style>
    <style:style style:name="ce136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7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39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40" style:family="table-cell" style:parent-style-name="Default">
      <style:table-cell-properties fo:background-color="#dee6ef"/>
    </style:style>
    <style:style style:name="ce141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43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145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146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147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49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Default" style:data-style-name="N104"/>
    <style:style style:name="ce15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53" style:family="table-cell" style:parent-style-name="Default" style:data-style-name="N104">
      <style:table-cell-properties fo:background-color="#b2b2b2"/>
    </style:style>
    <style:style style:name="ce15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5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5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5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5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59" style:family="table-cell" style:parent-style-name="Default" style:data-style-name="N104">
      <style:table-cell-properties fo:background-color="#dee6ef"/>
    </style:style>
    <style:style style:name="ce16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6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63" style:family="table-cell" style:parent-style-name="Default" style:data-style-name="N30"/>
    <style:style style:name="ce16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6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6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6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6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0" style:family="table-cell" style:parent-style-name="Default" style:data-style-name="N30">
      <style:table-cell-properties fo:background-color="#dee6ef"/>
    </style:style>
    <style:style style:name="ce171" style:family="table-cell" style:parent-style-name="Default" style:data-style-name="N37">
      <style:table-cell-properties fo:background-color="#dee6ef" fo:border="none"/>
    </style:style>
    <style:style style:name="ce17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7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4" style:family="table-cell" style:parent-style-name="Default">
      <style:table-cell-properties fo:background-color="#dee6ef" fo:border="none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75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7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1"/>
        <table:table-column table:style-name="co4" table:default-cell-style-name="ce163"/>
        <table:table-column table:style-name="co4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19" office:value-type="string" calcext:value-type="string">
            <text:p>Current Accounts</text:p>
          </table:table-cell>
          <table:table-cell table:style-name="ce134" table:number-columns-repeated="2"/>
          <table:table-cell table:style-name="ce152"/>
          <table:table-cell table:style-name="ce164"/>
          <table:table-cell table:number-columns-repeated="3"/>
        </table:table-row>
        <table:table-row table:style-name="ro1">
          <table:table-cell table:style-name="ce120" office:value-type="string" calcext:value-type="string">
            <text:p>Barclays (20-18-41)</text:p>
          </table:table-cell>
          <table:table-cell table:style-name="ce135" office:value-type="string" calcext:value-type="string">
            <text:p>40396605</text:p>
          </table:table-cell>
          <table:table-cell table:style-name="ce135"/>
          <table:table-cell table:style-name="ce153" office:value-type="currency" office:currency="GBP" office:value="6897.5" calcext:value-type="currency">
            <text:p>£6,897.50</text:p>
          </table:table-cell>
          <table:table-cell table:style-name="ce165" office:value-type="date" office:date-value="2019-09-20" calcext:value-type="date">
            <text:p>20/09/19</text:p>
          </table:table-cell>
          <table:table-cell table:number-columns-repeated="3"/>
        </table:table-row>
        <table:table-row table:style-name="ro1">
          <table:table-cell table:style-name="ce120" office:value-type="string" calcext:value-type="string">
            <text:p>HSBC (40-16-20)</text:p>
          </table:table-cell>
          <table:table-cell table:style-name="ce135" office:value-type="string" calcext:value-type="string">
            <text:p>11326147</text:p>
          </table:table-cell>
          <table:table-cell table:style-name="ce135"/>
          <table:table-cell table:style-name="ce153" office:value-type="currency" office:currency="GBP" office:value="3635.61" calcext:value-type="currency">
            <text:p>£3,635.61</text:p>
          </table:table-cell>
          <table:table-cell table:style-name="ce165" office:value-type="date" office:date-value="2019-09-21" calcext:value-type="date">
            <text:p>21/09/19</text:p>
          </table:table-cell>
          <table:table-cell table:number-columns-repeated="3"/>
        </table:table-row>
        <table:table-row table:style-name="ro1">
          <table:table-cell table:style-name="ce121" office:value-type="string" calcext:value-type="string">
            <text:p>Lloyds (77-65-04)</text:p>
          </table:table-cell>
          <table:table-cell table:style-name="ce136" office:value-type="string" calcext:value-type="string">
            <text:p>06758968</text:p>
          </table:table-cell>
          <table:table-cell table:style-name="ce136"/>
          <table:table-cell table:style-name="ce154" office:value-type="currency" office:currency="GBP" office:value="114.73" calcext:value-type="currency">
            <text:p>£114.73</text:p>
          </table:table-cell>
          <table:table-cell table:style-name="ce166" office:value-type="date" office:date-value="2019-05-03" calcext:value-type="date">
            <text:p>03/05/1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21" office:value-type="string" calcext:value-type="string">
            <text:p>M&amp;S credit card</text:p>
          </table:table-cell>
          <table:table-cell table:style-name="ce136" office:value-type="string" calcext:value-type="string">
            <text:p>'1005 1030 1290 5928</text:p>
          </table:table-cell>
          <table:table-cell table:style-name="ce136"/>
          <table:table-cell table:style-name="ce154" office:value-type="currency" office:currency="GBP" office:value="419.82" calcext:value-type="currency">
            <text:p>£419.82</text:p>
          </table:table-cell>
          <table:table-cell table:style-name="ce166" office:value-type="date" office:date-value="2019-09-03" calcext:value-type="date">
            <text:p>03/09/19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48" office:value-type="string" calcext:value-type="string">
            <text:p>Current Accounts Total</text:p>
          </table:table-cell>
          <table:table-cell table:style-name="ce155" table:formula="of:=SUM([.D3:.D5])" office:value-type="currency" office:currency="GBP" office:value="10647.84" calcext:value-type="currency">
            <text:p>£10,647.8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2" office:value-type="string" calcext:value-type="string">
            <text:p>Pension</text:p>
          </table:table-cell>
          <table:table-cell table:style-name="ce137" table:number-columns-repeated="2"/>
          <table:table-cell table:style-name="ce156"/>
          <table:table-cell table:style-name="ce167"/>
          <table:table-cell table:number-columns-repeated="3"/>
        </table:table-row>
        <table:table-row table:style-name="ro1">
          <table:table-cell table:style-name="ce123" office:value-type="string" calcext:value-type="string">
            <text:p>Prudential</text:p>
          </table:table-cell>
          <table:table-cell table:style-name="ce138" office:value-type="string" calcext:value-type="string">
            <text:p>0071948000920721</text:p>
          </table:table-cell>
          <table:table-cell table:style-name="ce138" office:value-type="string" calcext:value-type="string">
            <text:p>Annuity</text:p>
          </table:table-cell>
          <table:table-cell table:style-name="ce157" office:value-type="currency" office:currency="GBP" office:value="26862.6" calcext:value-type="currency">
            <text:p>£26,862.60</text:p>
          </table:table-cell>
          <table:table-cell table:style-name="ce168" office:value-type="date" office:date-value="2019-05-13" calcext:value-type="date">
            <text:p>13/05/1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Investments</text:p>
          </table:table-cell>
          <table:table-cell table:style-name="ce139" table:number-columns-repeated="2"/>
          <table:table-cell table:style-name="ce158"/>
          <table:table-cell table:style-name="ce169" office:value-type="string" calcext:value-type="string">
            <text:p>Statement</text:p>
          </table:table-cell>
          <table:table-cell table:style-name="ce173" office:value-type="string" calcext:value-type="string">
            <text:p>Maturity</text:p>
          </table:table-cell>
          <table:table-cell table:style-name="ce173" office:value-type="string" calcext:value-type="string">
            <text:p>Trust</text:p>
          </table:table-cell>
          <table:table-cell table:style-name="ce175"/>
        </table:table-row>
        <table:table-row table:style-name="ro1">
          <table:table-cell table:style-name="ce125" office:value-type="string" calcext:value-type="string">
            <text:p>Barclays (20-45-67)</text:p>
          </table:table-cell>
          <table:table-cell table:style-name="ce140" office:value-type="string" calcext:value-type="string">
            <text:p>00916331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8988.18" calcext:value-type="currency">
            <text:p>£28,988.18</text:p>
          </table:table-cell>
          <table:table-cell table:style-name="ce170" office:value-type="date" office:date-value="2019-09-06" calcext:value-type="date">
            <text:p>06/09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02750376</text:p>
          </table:table-cell>
          <table:table-cell table:style-name="ce140" office:value-type="string" calcext:value-type="string">
            <text:p>ISA</text:p>
          </table:table-cell>
          <table:table-cell table:style-name="ce159" office:value-type="currency" office:currency="GBP" office:value="27594.63" calcext:value-type="currency">
            <text:p>£27,594.63</text:p>
          </table:table-cell>
          <table:table-cell table:style-name="ce170" office:value-type="date" office:date-value="2019-04-08" calcext:value-type="date">
            <text:p>08/04/19</text:p>
          </table:table-cell>
          <table:table-cell table:style-name="ce174"/>
          <table:table-cell table:style-name="ce58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7676042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11249.83" calcext:value-type="currency">
            <text:p>£11,249.83</text:p>
          </table:table-cell>
          <table:table-cell table:style-name="ce170" office:value-type="date" office:date-value="2019-04-27" calcext:value-type="date">
            <text:p>27/04/19</text:p>
          </table:table-cell>
          <table:table-cell table:style-name="ce171" office:value-type="date" office:date-value="2021-04-27" calcext:value-type="date">
            <text:p>27/04/21</text:p>
          </table:table-cell>
          <table:table-cell table:style-name="ce58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4348874</text:p>
          </table:table-cell>
          <table:table-cell table:style-name="ce140" office:value-type="string" calcext:value-type="string">
            <text:p>Guaranteed Growth Bond</text:p>
          </table:table-cell>
          <table:table-cell table:style-name="ce159" office:value-type="currency" office:currency="GBP" office:value="5356.66" calcext:value-type="currency">
            <text:p>£5,356.66</text:p>
          </table:table-cell>
          <table:table-cell table:style-name="ce170" office:value-type="date" office:date-value="2019-04-12" calcext:value-type="date">
            <text:p>12/04/19</text:p>
          </table:table-cell>
          <table:table-cell table:style-name="ce171" office:value-type="date" office:date-value="2020-04-12" calcext:value-type="date">
            <text:p>12/04/20</text:p>
          </table:table-cell>
          <table:table-cell table:style-name="ce57" office:value-type="string" calcext:value-type="string">
            <text:p>??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548424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288.37" calcext:value-type="currency">
            <text:p>£21,288.37</text:p>
          </table:table-cell>
          <table:table-cell table:style-name="ce170" office:value-type="date" office:date-value="2019-05-05" calcext:value-type="date">
            <text:p>05/05/19</text:p>
          </table:table-cell>
          <table:table-cell table:style-name="ce171" office:value-type="date" office:date-value="2024-05-05" calcext:value-type="date">
            <text:p>05/05/24</text:p>
          </table:table-cell>
          <table:table-cell table:style-name="ce57" office:value-type="string" calcext:value-type="string">
            <text:p>??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950663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733.34" calcext:value-type="currency">
            <text:p>£7,733.34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58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2940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469.18" calcext:value-type="currency">
            <text:p>£8,469.18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213017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052.69" calcext:value-type="currency">
            <text:p>£6,052.69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0599554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974.36" calcext:value-type="currency">
            <text:p>£22,974.36</text:p>
          </table:table-cell>
          <table:table-cell table:style-name="ce171" office:value-type="date" office:date-value="2019-07-05" calcext:value-type="date">
            <text:p>05/07/19</text:p>
          </table:table-cell>
          <table:table-cell table:style-name="ce171" office:value-type="date" office:date-value="2022-07-05" calcext:value-type="date">
            <text:p>05/07/22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509615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400.46" calcext:value-type="currency">
            <text:p>£7,400.46</text:p>
          </table:table-cell>
          <table:table-cell table:style-name="ce171" office:value-type="date" office:date-value="2019-09-09" calcext:value-type="date">
            <text:p>09/09/19</text:p>
          </table:table-cell>
          <table:table-cell table:style-name="ce171" office:value-type="date" office:date-value="2021-09-09" calcext:value-type="date">
            <text:p>09/09/21</text:p>
          </table:table-cell>
          <table:table-cell table:style-name="ce58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995232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35.18" calcext:value-type="currency">
            <text:p>£335.18</text:p>
          </table:table-cell>
          <table:table-cell table:style-name="ce170" office:value-type="date" office:date-value="2019-03-21" calcext:value-type="date">
            <text:p>21/03/19</text:p>
          </table:table-cell>
          <table:table-cell table:style-name="ce171" office:value-type="date" office:date-value="2020-03-21" calcext:value-type="date">
            <text:p>21/03/20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88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4684.31" calcext:value-type="currency">
            <text:p>£4,684.31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19" calcext:value-type="date">
            <text:p>19/10/21</text:p>
          </table:table-cell>
          <table:table-cell table:style-name="ce57" office:value-type="string" calcext:value-type="string">
            <text:p>??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174554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2.84" calcext:value-type="currency">
            <text:p>£13,592.84</text:p>
          </table:table-cell>
          <table:table-cell table:style-name="ce170" office:value-type="date" office:date-value="2018-11-08" calcext:value-type="date">
            <text:p>08/11/18</text:p>
          </table:table-cell>
          <table:table-cell table:style-name="ce171" office:value-type="date" office:date-value="2020-11-08" calcext:value-type="date">
            <text:p>08/11/20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35348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3981.79" calcext:value-type="currency">
            <text:p>£3,981.79</text:p>
          </table:table-cell>
          <table:table-cell table:style-name="ce170" office:value-type="date" office:date-value="2019-10-10" calcext:value-type="date">
            <text:p>10/10/19</text:p>
          </table:table-cell>
          <table:table-cell table:style-name="ce171" office:value-type="date" office:date-value="2020-10-10" calcext:value-type="date">
            <text:p>10/10/20</text:p>
          </table:table-cell>
          <table:table-cell table:style-name="ce57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27691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458.29" calcext:value-type="currency">
            <text:p>£13,458.29</text:p>
          </table:table-cell>
          <table:table-cell table:style-name="ce170" office:value-type="date" office:date-value="2018-10-19" calcext:value-type="date">
            <text:p>19/10/18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??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2867893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995.26" calcext:value-type="currency">
            <text:p>£9,995.26</text:p>
          </table:table-cell>
          <table:table-cell table:style-name="ce170" office:value-type="date" office:date-value="2019-05-10" calcext:value-type="date">
            <text:p>10/05/19</text:p>
          </table:table-cell>
          <table:table-cell table:style-name="ce171" office:value-type="date" office:date-value="2023-05-10" calcext:value-type="date">
            <text:p>10/05/23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906305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454.73" calcext:value-type="currency">
            <text:p>£9,454.73</text:p>
          </table:table-cell>
          <table:table-cell table:style-name="ce170" office:value-type="date" office:date-value="2018-10-10" calcext:value-type="date">
            <text:p>10/10/18</text:p>
          </table:table-cell>
          <table:table-cell table:style-name="ce171" office:value-type="date" office:date-value="2023-10-10" calcext:value-type="date">
            <text:p>10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380416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7303.51" calcext:value-type="currency">
            <text:p>£7,303.51</text:p>
          </table:table-cell>
          <table:table-cell table:style-name="ce170" office:value-type="date" office:date-value="2019-09-14" calcext:value-type="date">
            <text:p>14/09/19</text:p>
          </table:table-cell>
          <table:table-cell table:style-name="ce171" office:value-type="date" office:date-value="2021-09-14" calcext:value-type="date">
            <text:p>14/09/21</text:p>
          </table:table-cell>
          <table:table-cell table:style-name="ce57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071813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672.11" calcext:value-type="currency">
            <text:p>£6,672.11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1019605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198.18" calcext:value-type="currency">
            <text:p>£21,198.18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0-10-07" calcext:value-type="date">
            <text:p>07/10/20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73280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1471.79" calcext:value-type="currency">
            <text:p>£21,471.79</text:p>
          </table:table-cell>
          <table:table-cell table:style-name="ce170" office:value-type="date" office:date-value="2019-10-07" calcext:value-type="date">
            <text:p>07/10/19</text:p>
          </table:table-cell>
          <table:table-cell table:style-name="ce171" office:value-type="date" office:date-value="2023-10-07" calcext:value-type="date">
            <text:p>07/10/23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486684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462.18" calcext:value-type="currency">
            <text:p>£1,462.18</text:p>
          </table:table-cell>
          <table:table-cell table:style-name="ce170" office:value-type="date" office:date-value="2019-10-09" calcext:value-type="date">
            <text:p>09/10/19</text:p>
          </table:table-cell>
          <table:table-cell table:style-name="ce171" office:value-type="date" office:date-value="2021-10-09" calcext:value-type="date">
            <text:p>09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594135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9319.06" calcext:value-type="currency">
            <text:p>£9,319.06</text:p>
          </table:table-cell>
          <table:table-cell table:style-name="ce170" office:value-type="date" office:date-value="2018-11-04" calcext:value-type="date">
            <text:p>04/11/18</text:p>
          </table:table-cell>
          <table:table-cell table:style-name="ce171" office:value-type="date" office:date-value="2021-11-04" calcext:value-type="date">
            <text:p>04/11/21</text:p>
          </table:table-cell>
          <table:table-cell table:style-name="ce57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90925117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3597.73" calcext:value-type="currency">
            <text:p>£13,597.73</text:p>
          </table:table-cell>
          <table:table-cell table:style-name="ce170" office:value-type="date" office:date-value="2019-10-14" calcext:value-type="date">
            <text:p>14/10/19</text:p>
          </table:table-cell>
          <table:table-cell table:style-name="ce171" office:value-type="date" office:date-value="2021-10-13" calcext:value-type="date">
            <text:p>13/10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3641101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8101.91" calcext:value-type="currency">
            <text:p>£8,101.91</text:p>
          </table:table-cell>
          <table:table-cell table:style-name="ce170" office:value-type="date" office:date-value="2018-11-14" calcext:value-type="date">
            <text:p>14/11/18</text:p>
          </table:table-cell>
          <table:table-cell table:style-name="ce171" office:value-type="date" office:date-value="2021-11-14" calcext:value-type="date">
            <text:p>14/11/21</text:p>
          </table:table-cell>
          <table:table-cell table:style-name="ce57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655770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22586.55" calcext:value-type="currency">
            <text:p>£22,586.55</text:p>
          </table:table-cell>
          <table:table-cell table:style-name="ce170" office:value-type="date" office:date-value="2019-05-24" calcext:value-type="date">
            <text:p>24/05/19</text:p>
          </table:table-cell>
          <table:table-cell table:style-name="ce171" office:value-type="date" office:date-value="2022-05-24" calcext:value-type="date">
            <text:p>24/05/22</text:p>
          </table:table-cell>
          <table:table-cell table:style-name="ce57" office:value-type="string" calcext:value-type="string">
            <text:p>??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347964326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688.71" calcext:value-type="currency">
            <text:p>£6,688.71</text:p>
          </table:table-cell>
          <table:table-cell table:style-name="ce170" office:value-type="date" office:date-value="2019-06-23" calcext:value-type="date">
            <text:p>23/06/19</text:p>
          </table:table-cell>
          <table:table-cell table:style-name="ce171" office:value-type="date" office:date-value="2022-06-23" calcext:value-type="date">
            <text:p>23/06/22</text:p>
          </table:table-cell>
          <table:table-cell table:style-name="ce57" office:value-type="string" calcext:value-type="string">
            <text:p>No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3642004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759.9" calcext:value-type="currency">
            <text:p>£1,759.90</text:p>
          </table:table-cell>
          <table:table-cell table:style-name="ce170" office:value-type="date" office:date-value="2019-05-20" calcext:value-type="date">
            <text:p>20/05/19</text:p>
          </table:table-cell>
          <table:table-cell table:style-name="ce170" office:value-type="date" office:date-value="2021-05-20" calcext:value-type="date">
            <text:p>20/05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6832582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14577.82" calcext:value-type="currency">
            <text:p>£14,577.82</text:p>
          </table:table-cell>
          <table:table-cell table:style-name="ce170" office:value-type="date" office:date-value="2019-07-11" calcext:value-type="date">
            <text:p>11/07/19</text:p>
          </table:table-cell>
          <table:table-cell table:style-name="ce170" office:value-type="date" office:date-value="2021-07-11" calcext:value-type="date">
            <text:p>11/07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<text:span text:style-name="T1">NS&amp;I (11011629534)</text:span> </text:p>
          </table:table-cell>
          <table:table-cell table:style-name="ce140" office:value-type="string" calcext:value-type="string">
            <text:p>286832571</text:p>
          </table:table-cell>
          <table:table-cell table:style-name="ce140" office:value-type="string" calcext:value-type="string">
            <text:p>Index-Linked </text:p>
          </table:table-cell>
          <table:table-cell table:style-name="ce159" office:value-type="currency" office:currency="GBP" office:value="6223.61" calcext:value-type="currency">
            <text:p>£6,223.61</text:p>
          </table:table-cell>
          <table:table-cell table:style-name="ce170" office:value-type="date" office:date-value="2019-07-11" calcext:value-type="date">
            <text:p>11/07/19</text:p>
          </table:table-cell>
          <table:table-cell table:style-name="ce170" office:value-type="date" office:date-value="2021-07-11" calcext:value-type="date">
            <text:p>11/07/21</text:p>
          </table:table-cell>
          <table:table-cell table:style-name="ce57" office:value-type="string" calcext:value-type="string">
            <text:p>Yes</text:p>
          </table:table-cell>
          <table:table-cell table:style-name="ce176"/>
        </table:table-row>
        <table:table-row table:style-name="ro1">
          <table:table-cell table:style-name="ce125" office:value-type="string" calcext:value-type="string">
            <text:p>NS&amp;I</text:p>
          </table:table-cell>
          <table:table-cell table:style-name="ce140" office:value-type="string" calcext:value-type="string">
            <text:p>046TH405001 – 046TH407000</text:p>
          </table:table-cell>
          <table:table-cell table:style-name="ce140" office:value-type="string" calcext:value-type="string">
            <text:p>Premium Bonds</text:p>
          </table:table-cell>
          <table:table-cell table:style-name="ce159" office:value-type="currency" office:currency="GBP" office:value="2000" calcext:value-type="currency">
            <text:p>£2,000.00</text:p>
          </table:table-cell>
          <table:table-cell table:style-name="ce170" office:value-type="date" office:date-value="2015-02-25" calcext:value-type="date">
            <text:p>25/02/15</text:p>
          </table:table-cell>
          <table:table-cell table:style-name="ce170"/>
          <table:table-cell table:style-name="ce57"/>
          <table:table-cell table:style-name="ce176"/>
        </table:table-row>
        <table:table-row table:style-name="ro1">
          <table:table-cell table:style-name="ce125" office:value-type="string" calcext:value-type="string">
            <text:p>SAGA</text:p>
          </table:table-cell>
          <table:table-cell table:style-name="ce140"/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1017.87" calcext:value-type="currency">
            <text:p>£1,017.87</text:p>
          </table:table-cell>
          <table:table-cell table:style-name="ce170" office:value-type="date" office:date-value="2019-03-27" calcext:value-type="date">
            <text:p>27/03/19</text:p>
          </table:table-cell>
          <table:table-cell table:style-name="ce174" table:number-columns-repeated="2"/>
          <table:table-cell table:style-name="ce176" office:value-type="string" calcext:value-type="string">
            <text:p>calculation</text:p>
          </table:table-cell>
        </table:table-row>
        <table:table-row table:style-name="ro1">
          <table:table-cell table:style-name="ce125" office:value-type="string" calcext:value-type="string">
            <text:p>National Grid</text:p>
          </table:table-cell>
          <table:table-cell table:style-name="ce140" office:value-type="string" calcext:value-type="string">
            <text:p>11139309637</text:p>
          </table:table-cell>
          <table:table-cell table:style-name="ce140" office:value-type="string" calcext:value-type="string">
            <text:p>Shares</text:p>
          </table:table-cell>
          <table:table-cell table:style-name="ce159" office:value-type="currency" office:currency="GBP" office:value="2227.95" calcext:value-type="currency">
            <text:p>£2,227.95</text:p>
          </table:table-cell>
          <table:table-cell table:style-name="ce170" office:value-type="date" office:date-value="2019-04-01" calcext:value-type="date">
            <text:p>01/04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Schroders</text:p>
          </table:table-cell>
          <table:table-cell table:style-name="ce140" office:value-type="string" calcext:value-type="string">
            <text:p>0003496087</text:p>
          </table:table-cell>
          <table:table-cell table:style-name="ce140" office:value-type="string" calcext:value-type="string">
            <text:p>Unit Trusts / OEIC</text:p>
          </table:table-cell>
          <table:table-cell table:style-name="ce159" office:value-type="currency" office:currency="GBP" office:value="7098.03" calcext:value-type="currency">
            <text:p>£7,098.03</text:p>
          </table:table-cell>
          <table:table-cell table:style-name="ce170" office:value-type="date" office:date-value="2019-10-26" calcext:value-type="date">
            <text:p>26/10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M&amp;G </text:p>
          </table:table-cell>
          <table:table-cell table:style-name="ce140" office:value-type="string" calcext:value-type="string">
            <text:p>0360658406</text:p>
          </table:table-cell>
          <table:table-cell table:style-name="ce140" office:value-type="string" calcext:value-type="string">
            <text:p>Stocks &amp; Shares ISA</text:p>
          </table:table-cell>
          <table:table-cell table:style-name="ce159" office:value-type="currency" office:currency="GBP" office:value="16221.34" calcext:value-type="currency">
            <text:p>£16,221.3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BlackRock</text:p>
          </table:table-cell>
          <table:table-cell table:style-name="ce140" office:value-type="string" calcext:value-type="string">
            <text:p>00028561</text:p>
          </table:table-cell>
          <table:table-cell table:style-name="ce140" office:value-type="string" calcext:value-type="string">
            <text:p>BR Lump Sum &amp; RSF</text:p>
          </table:table-cell>
          <table:table-cell table:style-name="ce159" office:value-type="currency" office:currency="GBP" office:value="6189.94" calcext:value-type="currency">
            <text:p>£6,189.94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Invesco</text:p>
          </table:table-cell>
          <table:table-cell table:style-name="ce140" office:value-type="string" calcext:value-type="string">
            <text:p>0006181420</text:p>
          </table:table-cell>
          <table:table-cell table:style-name="ce140" office:value-type="string" calcext:value-type="string">
            <text:p>Income Shares</text:p>
          </table:table-cell>
          <table:table-cell table:style-name="ce159" office:value-type="currency" office:currency="GBP" office:value="25158.97" calcext:value-type="currency">
            <text:p>£25,158.97</text:p>
          </table:table-cell>
          <table:table-cell table:style-name="ce170" office:value-type="date" office:date-value="2019-04-05" calcext:value-type="date">
            <text:p>05/04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15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2268.79" calcext:value-type="currency">
            <text:p>£22,268.79</text:p>
          </table:table-cell>
          <table:table-cell table:style-name="ce170" office:value-type="date" office:date-value="2019-09-01" calcext:value-type="date">
            <text:p>01/09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572708</text:p>
          </table:table-cell>
          <table:table-cell table:style-name="ce140" office:value-type="string" calcext:value-type="string">
            <text:p>Flexible Bond</text:p>
          </table:table-cell>
          <table:table-cell table:style-name="ce159" office:value-type="currency" office:currency="GBP" office:value="45954.36" calcext:value-type="currency">
            <text:p>£45,954.36</text:p>
          </table:table-cell>
          <table:table-cell table:style-name="ce170" office:value-type="date" office:date-value="2019-08-12" calcext:value-type="date">
            <text:p>12/08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R47211401 – R4711410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6701.41" calcext:value-type="currency">
            <text:p>£26,701.41</text:p>
          </table:table-cell>
          <table:table-cell table:style-name="ce170" office:value-type="date" office:date-value="2019-06-25" calcext:value-type="date">
            <text:p>25/06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AVIVA</text:p>
          </table:table-cell>
          <table:table-cell table:style-name="ce140" office:value-type="string" calcext:value-type="string">
            <text:p>R47211411 – R4711420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21484.69" calcext:value-type="currency">
            <text:p>£21,484.69</text:p>
          </table:table-cell>
          <table:table-cell table:style-name="ce170" office:value-type="date" office:date-value="2019-06-25" calcext:value-type="date">
            <text:p>25/06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5" office:value-type="string" calcext:value-type="string">
            <text:p>Prudential</text:p>
          </table:table-cell>
          <table:table-cell table:style-name="ce140" office:value-type="string" calcext:value-type="string">
            <text:p>'016432B010 – 016432B019</text:p>
          </table:table-cell>
          <table:table-cell table:style-name="ce140" office:value-type="string" calcext:value-type="string">
            <text:p>Life Assured</text:p>
          </table:table-cell>
          <table:table-cell table:style-name="ce159" office:value-type="currency" office:currency="GBP" office:value="51016.11" calcext:value-type="currency">
            <text:p>£51,016.11</text:p>
          </table:table-cell>
          <table:table-cell table:style-name="ce170" office:value-type="date" office:date-value="2019-07-30" calcext:value-type="date">
            <text:p>30/07/19</text:p>
          </table:table-cell>
          <table:table-cell table:style-name="ce174" table:number-columns-repeated="2"/>
          <table:table-cell table:style-name="ce176"/>
        </table:table-row>
        <table:table-row table:style-name="ro1">
          <table:table-cell table:style-name="ce126" office:value-type="string" calcext:value-type="string">
            <text:p>M&amp;S </text:p>
          </table:table-cell>
          <table:table-cell table:style-name="ce141" office:value-type="string" calcext:value-type="string">
            <text:p>004460436838</text:p>
          </table:table-cell>
          <table:table-cell table:style-name="ce141" office:value-type="string" calcext:value-type="string">
            <text:p>ISA</text:p>
          </table:table-cell>
          <table:table-cell table:style-name="ce160" office:value-type="currency" office:currency="GBP" office:value="33181.19" calcext:value-type="currency">
            <text:p>£33,181.19</text:p>
          </table:table-cell>
          <table:table-cell table:style-name="ce172" office:value-type="date" office:date-value="2019-04-05" calcext:value-type="date">
            <text:p>05/04/19</text:p>
          </table:table-cell>
          <table:table-cell table:style-name="ce141" table:number-columns-repeated="2"/>
          <table:table-cell table:style-name="ce17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48" office:value-type="string" calcext:value-type="string">
            <text:p>Savings Total</text:p>
          </table:table-cell>
          <table:table-cell table:style-name="ce155" table:formula="of:=SUM([.D16:.D58])" office:value-type="currency" office:currency="GBP" office:value="604093.81" calcext:value-type="currency">
            <text:p>£604,093.8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49" office:value-type="string" calcext:value-type="string">
            <text:p>Grand Total as at 28/10/19</text:p>
          </table:table-cell>
          <table:table-cell table:style-name="ce161" table:formula="of:=[.D60]+[.D10]" office:value-type="currency" office:currency="GBP" office:value="614741.65" calcext:value-type="currency">
            <text:p>£614,741.6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27" office:value-type="string" calcext:value-type="string">
            <text:p>Santander</text:p>
          </table:table-cell>
          <table:table-cell table:style-name="ce142" office:value-type="string" calcext:value-type="string">
            <text:p>E95060096</text:p>
          </table:table-cell>
          <table:table-cell table:style-name="ce142" office:value-type="string" calcext:value-type="string">
            <text:p>Joseph D Eagland</text:p>
          </table:table-cell>
          <table:table-cell table:style-name="ce162" office:value-type="currency" office:currency="GBP" office:value="1003.33" calcext:value-type="currency">
            <text:p>£1,003.3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28" office:value-type="string" calcext:value-type="string">
            <text:p>Phone Numbers</text:p>
          </table:table-cell>
          <table:table-cell table:style-name="ce143"/>
          <table:table-cell table:number-columns-repeated="6"/>
        </table:table-row>
        <table:table-row table:style-name="ro1">
          <table:table-cell table:style-name="ce129" office:value-type="string" calcext:value-type="string">
            <text:p>All Pumps </text:p>
          </table:table-cell>
          <table:table-cell table:style-name="ce144" office:value-type="string" calcext:value-type="string">
            <text:p>01994 448310</text:p>
          </table:table-cell>
          <table:table-cell table:number-columns-repeated="6"/>
        </table:table-row>
        <table:table-row table:style-name="ro1">
          <table:table-cell table:style-name="ce129"/>
          <table:table-cell table:style-name="ce144"/>
          <table:table-cell table:style-name="ce150"/>
          <table:table-cell table:number-columns-repeated="5"/>
        </table:table-row>
        <table:table-row table:style-name="ro1">
          <table:table-cell table:style-name="ce130" office:value-type="string" calcext:value-type="string">
            <text:p>Haematology Dept.</text:p>
          </table:table-cell>
          <table:table-cell table:style-name="ce144" office:value-type="float" office:value="2539" calcext:value-type="float">
            <text:p>2539</text:p>
          </table:table-cell>
          <table:table-cell table:style-name="ce150"/>
          <table:table-cell table:number-columns-repeated="5"/>
        </table:table-row>
        <table:table-row table:style-name="ro1">
          <table:table-cell table:style-name="ce131"/>
          <table:table-cell table:style-name="ce145"/>
          <table:table-cell table:style-name="ce150"/>
          <table:table-cell table:number-columns-repeated="5"/>
        </table:table-row>
        <table:table-row table:style-name="ro1">
          <table:table-cell table:style-name="ce132"/>
          <table:table-cell table:style-name="ce146"/>
          <table:table-cell table:style-name="ce150"/>
          <table:table-cell table:number-columns-repeated="5"/>
        </table:table-row>
        <table:table-row table:style-name="ro1">
          <table:table-cell table:style-name="ce133" office:value-type="string" calcext:value-type="string">
            <text:p>Date of Birth</text:p>
          </table:table-cell>
          <table:table-cell table:style-name="ce147" office:value-type="date" office:date-value="1934-02-12" calcext:value-type="date">
            <text:p>12/02/34</text:p>
          </table:table-cell>
          <table:table-cell table:style-name="ce150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7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4:34:47.893238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2.2$Linux_X86_64 LibreOffice_project/30$Build-2</meta:generator>
    <dc:date>2019-10-29T15:24:02.342329750</dc:date>
    <meta:editing-duration>PT1H56M23S</meta:editing-duration>
    <meta:editing-cycles>18</meta:editing-cycles>
    <meta:document-statistic meta:table-count="1" meta:cell-count="318" meta:object-count="0"/>
  </office:meta>
</office:document-meta>
</file>